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FreeSans1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entury Schoolbook L" fo:font-size="12pt" fo:background-color="#ffffff" style:font-size-asian="12pt" style:font-size-complex="12pt"/>
    </style:style>
    <style:style style:name="P2" style:family="paragraph" style:parent-style-name="Standard">
      <style:paragraph-properties fo:padding="0.049cm" fo:border="0.06pt solid #000000" style:shadow="none"/>
      <style:text-properties style:font-name="Century Schoolbook L" fo:font-size="12pt" officeooo:rsid="0011e2f0" fo:background-color="#ffffff" style:font-size-asian="12pt" style:font-size-complex="12pt"/>
    </style:style>
    <style:style style:name="P3" style:family="paragraph" style:parent-style-name="Standard">
      <style:paragraph-properties fo:padding="0.049cm" fo:border="0.06pt solid #000000" style:shadow="none"/>
      <style:text-properties style:font-name="Century Schoolbook L" fo:font-size="12pt" officeooo:rsid="001575b9" officeooo:paragraph-rsid="001575b9" fo:background-color="#ffffff" style:font-size-asian="12pt" style:font-size-complex="12pt"/>
    </style:style>
    <style:style style:name="P4" style:family="paragraph" style:parent-style-name="Standard">
      <style:paragraph-properties fo:padding="0.049cm" fo:border="0.06pt solid #000000" style:shadow="none"/>
      <style:text-properties style:font-name="Century Schoolbook L" fo:font-size="12pt" officeooo:rsid="00160157" officeooo:paragraph-rsid="00160157" fo:background-color="#ffffff" style:font-size-asian="12pt" style:font-size-complex="12pt"/>
    </style:style>
    <style:style style:name="P5" style:family="paragraph" style:parent-style-name="Standard">
      <style:paragraph-properties fo:padding="0.049cm" fo:border="0.06pt solid #000000" style:shadow="none"/>
      <style:text-properties style:font-name="Century Schoolbook L" fo:font-size="12pt" officeooo:rsid="00165558" officeooo:paragraph-rsid="00165558" fo:background-color="#ffffff" style:font-size-asian="12pt" style:font-size-complex="12pt"/>
    </style:style>
    <style:style style:name="P6" style:family="paragraph" style:parent-style-name="Standard">
      <style:paragraph-properties fo:background-color="#ffffff" fo:padding="0.049cm" fo:border="0.06pt solid #000000" style:shadow="none">
        <style:background-image/>
      </style:paragraph-properties>
      <style:text-properties fo:color="#000000" style:font-name="Century Schoolbook L" fo:font-size="12pt" officeooo:paragraph-rsid="00133a72" fo:background-color="#ffffff" style:font-size-asian="12pt" style:font-size-complex="12pt"/>
    </style:style>
    <style:style style:name="P7" style:family="paragraph" style:parent-style-name="Standard">
      <style:paragraph-properties fo:text-align="center" style:justify-single-word="false" fo:background-color="#ffffff" fo:padding="0.049cm" fo:border="0.06pt solid #000000" style:shadow="none">
        <style:background-image/>
      </style:paragraph-properties>
      <style:text-properties fo:color="#000000" style:font-name="Century Schoolbook L" fo:font-size="16pt" style:text-underline-style="solid" style:text-underline-width="auto" style:text-underline-color="font-color" fo:font-weight="bold" officeooo:rsid="0017b80a" officeooo:paragraph-rsid="0017b80a" fo:background-color="#ffffff" style:font-size-asian="14pt" style:font-weight-asian="bold" style:font-size-complex="16pt" style:font-weight-complex="bold"/>
    </style:style>
    <style:style style:name="T1" style:family="text">
      <style:text-properties officeooo:rsid="0011e2f0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33a72"/>
    </style:style>
    <style:style style:name="T5" style:family="text">
      <style:text-properties fo:font-variant="normal" fo:text-transform="none" fo:letter-spacing="normal" fo:font-style="normal" fo:font-weight="normal" officeooo:rsid="00157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ecial Primes</text:p>
      <text:p text:style-name="P6"/>
      <text:p text:style-name="P6"><text:span text:style-name="T1">Juliet loves prime numbers. Romeo thought of gifting her prime numbers for her birth day. Inorder to impress her , he wants to give her special prime numbers. A prime number P is called special if </text:span><text:span text:style-name="T2"> </text:span><text:span text:style-name="T3">you keep removing a digit from the right hand end of </text:span><text:span text:style-name="T5">P</text:span><text:span text:style-name="T3">, each of the remaining numbers is also prime. </text:span><text:span text:style-name="T4">For example <text:s/>7,39,39,133 is a prime number , when you keep on removing the right most digit , the new number obtained is also a prime number ( 7, 73 , 739 , 7393 , 73939 , 739391 , 7393913 , 73939133 ). He wants to know the number of special primes less than n.</text:span><text:span text:style-name="T3"> </text:span></text:p>
      <text:p text:style-name="P2"/>
      <text:p text:style-name="P3">Input Format :</text:p>
      <text:p text:style-name="P3">First line of Test file contains t , the number of test cases and the next t lines contain n in each line.</text:p>
      <text:p text:style-name="P3"/>
      <text:p text:style-name="P3">Output Fomat :</text:p>
      <text:p text:style-name="P3">Print the number of special numbers less than n. Test cases must be seperated by a new line.</text:p>
      <text:p text:style-name="P3"/>
      <text:p text:style-name="P3">Constraints :</text:p>
      <text:p text:style-name="P3">1&lt;= <text:s/>t &lt;= 10</text:p>
      <text:p text:style-name="P3">1 &lt;= n &lt;= 100000000</text:p>
      <text:p text:style-name="P3"/>
      <text:p text:style-name="P4">Sample Input:</text:p>
      <text:p text:style-name="P4">2</text:p>
      <text:p text:style-name="P4">10</text:p>
      <text:p text:style-name="P4">25</text:p>
      <text:p text:style-name="P4"/>
      <text:p text:style-name="P4">Sample Output:</text:p>
      <text:p text:style-name="P4">4</text:p>
      <text:p text:style-name="P4">5</text:p>
      <text:p text:style-name="P4"/>
      <text:p text:style-name="P5">Explanation:</text:p>
      <text:p text:style-name="P5">Special primes less than 10 : 2 , 3 , 5 , 7</text:p>
      <text:p text:style-name="P5">Special primes less than 25 : 2, 3, 5, 7, 23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Times, 'Times New Roman', serif"/>
    <style:font-face style:name="FreeSans1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1:27:57.441828644</meta:creation-date>
    <dc:date>2014-09-23T02:53:54.144167925</dc:date>
    <meta:editing-duration>PT10M21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19" meta:word-count="205" meta:character-count="978" meta:non-whitespace-character-count="788"/>
  </office:meta>
</office:document-meta>
</file>